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diagonal-tl-br="none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none" style:diagonal-tl-br="none" fo:border-left="0.002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diagonal-tl-br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style:diagonal-tl-br="none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e6e6e6" style:diagonal-tl-br="none" fo:border-left="none" fo:border-right="0.002cm solid #000000" fo:border-top="0.002cm solid #00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-bottom="none" style:diagonal-tl-br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style:diagonal-tl-br="none" fo:border-left="none" fo:border-right="0.002cm solid #000000" fo:border-top="none"/>
    </style:style>
    <style:style style:name="ce8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e6e6e6" fo:border-left="none" fo:border-right="0.002cm solid #000000" fo:border-top="0.002cm solid #000000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ull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3"/>
        <table:table-column table:style-name="co1" table:default-cell-style-name="ce10"/>
        <table:table-column table:style-name="co1" table:default-cell-style-name="ce13"/>
        <table:table-row table:style-name="ro1">
          <table:table-cell table:style-name="ce1" office:value-type="string">
            <text:p>DJANGO</text:p>
          </table:table-cell>
          <table:table-cell table:style-name="ce5"/>
          <table:table-cell table:style-name="ce8" office:value-type="string">
            <text:p>HTML-DJ</text:p>
          </table:table-cell>
          <table:table-cell table:style-name="ce12"/>
          <table:table-cell table:style-name="ce8" office:value-type="string">
            <text:p>HTML</text:p>
          </table:table-cell>
          <table:table-cell table:style-name="ce12"/>
        </table:table-row>
        <table:table-row table:style-name="ro1">
          <table:table-cell table:style-name="ce2" office:value-type="string">
            <text:p>Fields</text:p>
          </table:table-cell>
          <table:table-cell/>
          <table:table-cell table:style-name="ce9" office:value-type="string">
            <text:p>Generic</text:p>
          </table:table-cell>
          <table:table-cell/>
          <table:table-cell office:value-type="string">
            <text:p>div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string">
            <text:p>ip</text:p>
          </table:table-cell>
          <table:table-cell office:value-type="string">
            <text:p>%</text:p>
          </table:table-cell>
          <table:table-cell office:value-type="string">
            <text:p>%%</text:p>
          </table:table-cell>
          <table:table-cell office:value-type="string">
            <text:p>r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ool</text:p>
          </table:table-cell>
          <table:table-cell office:value-type="string">
            <text:p>nullbool</text:p>
          </table:table-cell>
          <table:table-cell office:value-type="string">
            <text:p>{</text:p>
          </table:table-cell>
          <table:table-cell/>
          <table:table-cell office:value-type="string">
            <text:p>form</text:p>
          </table:table-cell>
          <table:table-cell office:value-type="string">
            <text:p>up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posint</text:p>
          </table:table-cell>
          <table:table-cell table:style-name="ce9" office:value-type="string">
            <text:p>Tags</text:p>
          </table:table-cell>
          <table:table-cell/>
          <table:table-cell office:value-type="string">
            <text:p>h1</text:p>
          </table:table-cell>
          <table:table-cell office:value-type="string">
            <text:p>down</text:p>
          </table:table-cell>
        </table:table-row>
        <table:table-row table:style-name="ro1">
          <table:table-cell office:value-type="string">
            <text:p>comma</text:p>
          </table:table-cell>
          <table:table-cell office:value-type="string">
            <text:p>possmallint</text:p>
          </table:table-cell>
          <table:table-cell office:value-type="string">
            <text:p>autoescape</text:p>
          </table:table-cell>
          <table:table-cell office:value-type="string">
            <text:p>for</text:p>
          </table:table-cell>
          <table:table-cell office:value-type="string">
            <text:p>input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slug</text:p>
          </table:table-cell>
          <table:table-cell office:value-type="string">
            <text:p>block</text:p>
          </table:table-cell>
          <table:table-cell office:value-type="string">
            <text:p>if</text:p>
          </table:table-cell>
          <table:table-cell office:value-type="string">
            <text:p>label</text:p>
          </table:table-cell>
          <table:table-cell office:value-type="string">
            <text:p>backtab</text:p>
          </table:table-cell>
        </table:table-row>
        <table:table-row table:style-name="ro1">
          <table:table-cell office:value-type="string">
            <text:p>datetime</text:p>
          </table:table-cell>
          <table:table-cell office:value-type="string">
            <text:p>smallint</text:p>
          </table:table-cell>
          <table:table-cell office:value-type="string">
            <text:p>#</text:p>
          </table:table-cell>
          <table:table-cell office:value-type="string">
            <text:p>else</text:p>
          </table:table-cell>
          <table:table-cell office:value-type="string">
            <text:p>link</text:p>
          </table:table-cell>
          <table:table-cell office:value-type="string">
            <text:p>tab</text:p>
          </table:table-cell>
        </table:table-row>
        <table:table-row table:style-name="ro1">
          <table:table-cell office:value-type="string">
            <text:p>decimal</text:p>
          </table:table-cell>
          <table:table-cell office:value-type="string">
            <text:p>text</text:p>
          </table:table-cell>
          <table:table-cell office:value-type="string">
            <text:p>comment</text:p>
          </table:table-cell>
          <table:table-cell office:value-type="string">
            <text:p>ifchanged</text:p>
          </table:table-cell>
          <table:table-cell office:value-type="string">
            <text:p>mailto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time</text:p>
          </table:table-cell>
          <table:table-cell office:value-type="string">
            <text:p>cycle</text:p>
          </table:table-cell>
          <table:table-cell office:value-type="string">
            <text:p>ifequal</text:p>
          </table:table-cell>
          <table:table-cell office:value-type="string">
            <text:p>meta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string">
            <text:p>url</text:p>
          </table:table-cell>
          <table:table-cell office:value-type="string">
            <text:p>debug</text:p>
          </table:table-cell>
          <table:table-cell office:value-type="string">
            <text:p>include</text:p>
          </table:table-cell>
          <table:table-cell office:value-type="string">
            <text:p>opt</text:p>
          </table:table-cell>
          <table:table-cell office:value-type="string">
            <text:p>enter</text:p>
          </table:table-cell>
        </table:table-row>
        <table:table-row table:style-name="ro1">
          <table:table-cell office:value-type="string">
            <text:p>filepath</text:p>
          </table:table-cell>
          <table:table-cell office:value-type="string">
            <text:p>xml</text:p>
          </table:table-cell>
          <table:table-cell office:value-type="string">
            <text:p>extends</text:p>
          </table:table-cell>
          <table:table-cell office:value-type="string">
            <text:p>now</text:p>
          </table:table-cell>
          <table:table-cell office:value-type="string">
            <text:p>optt</text:p>
          </table:table-cell>
          <table:table-cell office:value-type="string">
            <text:p>command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fk</text:p>
          </table:table-cell>
          <table:table-cell office:value-type="string">
            <text:p>filter</text:p>
          </table:table-cell>
          <table:table-cell office:value-type="string">
            <text:p>regroup</text:p>
          </table:table-cell>
          <table:table-cell office:value-type="string">
            <text:p>select</text:p>
          </table:table-cell>
          <table:table-cell office:value-type="string">
            <text:p>option</text:p>
          </table:table-cell>
        </table:table-row>
        <table:table-row table:style-name="ro1">
          <table:table-cell office:value-type="string">
            <text:p>imate</text:p>
          </table:table-cell>
          <table:table-cell office:value-type="string">
            <text:p>m2m</text:p>
          </table:table-cell>
          <table:table-cell office:value-type="string">
            <text:p>firstof</text:p>
          </table:table-cell>
          <table:table-cell office:value-type="string">
            <text:p>spaceless</text:p>
          </table:table-cell>
          <table:table-cell office:value-type="string">
            <text:p>table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o2o</text:p>
          </table:table-cell>
          <table:table-cell office:value-type="string">
            <text:p>withratio</text:p>
          </table:table-cell>
          <table:table-cell office:value-type="string">
            <text:p>ssi</text:p>
          </table:table-cell>
          <table:table-cell office:value-type="string">
            <text:p>textarea</text:p>
          </table:table-cell>
          <table:table-cell office:value-type="string">
            <text:p>scriptsrc</text:p>
          </table:table-cell>
        </table:table-row>
        <table:table-row table:style-name="ro1">
          <table:table-cell table:style-name="Default"/>
          <table:table-cell/>
          <table:table-cell office:value-type="string">
            <text:p>with</text:p>
          </table:table-cell>
          <table:table-cell office:value-type="string">
            <text:p>trans</text:p>
          </table:table-cell>
          <table:table-cell/>
          <table:table-cell office:value-type="string">
            <text:p>style</text:p>
          </table:table-cell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url</text:p>
          </table:table-cell>
          <table:table-cell table:style-name="ce11"/>
          <table:table-cell table:style-name="ce14"/>
        </table:table-row>
        <table:table-row table:style-name="ro1">
          <table:table-cell office:value-type="string">
            <text:p>form</text:p>
          </table:table-cell>
          <table:table-cell/>
          <table:table-cell table:style-name="ce9" office:value-type="string">
            <text:p>Fiters</text:p>
          </table:table-cell>
          <table:table-cell/>
          <table:table-cell table:style-name="ce8" office:value-type="string">
            <text:p>PYTHON</text:p>
          </table:table-cell>
          <table:table-cell table:style-name="ce12"/>
        </table:table-row>
        <table:table-row table:style-name="ro1">
          <table:table-cell office:value-type="string">
            <text:p>model</text:p>
          </table:table-cell>
          <table:table-cell/>
          <table:table-cell office:value-type="string">
            <text:p>add</text:p>
          </table:table-cell>
          <table:table-cell office:value-type="string">
            <text:p>center</text:p>
          </table:table-cell>
          <table:table-cell office:value-type="string">
            <text:p>sub</text:p>
          </table:table-cell>
          <table:table-cell office:value-type="string">
            <text:p>imp</text:p>
          </table:table-cell>
        </table:table-row>
        <table:table-row table:style-name="ro1">
          <table:table-cell office:value-type="string">
            <text:p>modeladmin</text:p>
          </table:table-cell>
          <table:table-cell/>
          <table:table-cell office:value-type="string">
            <text:p>cut</text:p>
          </table:table-cell>
          <table:table-cell office:value-type="string">
            <text:p>date</text:p>
          </table:table-cell>
          <table:table-cell office:value-type="string">
            <text:p>docs</text:p>
          </table:table-cell>
          <table:table-cell office:value-type="string">
            <text:p>wh</text:p>
          </table:table-cell>
        </table:table-row>
        <table:table-row table:style-name="ro1">
          <table:table-cell office:value-type="string">
            <text:p>tabularinline</text:p>
          </table:table-cell>
          <table:table-cell/>
          <table:table-cell office:value-type="string">
            <text:p>default</text:p>
          </table:table-cell>
          <table:table-cell office:value-type="string">
            <text:p>defaultifnone</text:p>
          </table:table-cell>
          <table:table-cell office:value-type="string">
            <text:p>for</text:p>
          </table:table-cell>
          <table:table-cell office:value-type="string">
            <text:p>cl</text:p>
          </table:table-cell>
        </table:table-row>
        <table:table-row table:style-name="ro1">
          <table:table-cell office:value-type="string">
            <text:p>stackedinline</text:p>
          </table:table-cell>
          <table:table-cell/>
          <table:table-cell office:value-type="string">
            <text:p>divisibleby</text:p>
          </table:table-cell>
          <table:table-cell office:value-type="string">
            <text:p>floatformat</text:p>
          </table:table-cell>
          <table:table-cell office:value-type="string">
            <text:p>def</text:p>
          </table:table-cell>
          <table:table-cell office:value-type="string">
            <text:p>deff</text:p>
          </table:table-cell>
        </table:table-row>
        <table:table-row table:style-name="ro1">
          <table:table-cell table:number-columns-repeated="2"/>
          <table:table-cell office:value-type="string">
            <text:p>getdigit</text:p>
          </table:table-cell>
          <table:table-cell office:value-type="string">
            <text:p>join</text:p>
          </table:table-cell>
          <table:table-cell office:value-type="string">
            <text:p>property</text:p>
          </table:table-cell>
          <table:table-cell office:value-type="string">
            <text:p>ld</text:p>
          </table:table-cell>
        </table:table-row>
        <table:table-row table:style-name="ro1">
          <table:table-cell table:style-name="ce2" office:value-type="string">
            <text:p>Templates</text:p>
          </table:table-cell>
          <table:table-cell/>
          <table:table-cell office:value-type="string">
            <text:p>lengthis</text:p>
          </table:table-cell>
          <table:table-cell office:value-type="string">
            <text:p>pluraize</text:p>
          </table:table-cell>
          <table:table-cell office:value-type="string">
            <text:p>try</text:p>
          </table:table-cell>
          <table:table-cell office:value-type="string">
            <text:p>ifmain</text:p>
          </table:table-cell>
        </table:table-row>
        <table:table-row table:style-name="ro1">
          <table:table-cell office:value-type="string">
            <text:p>r2r</text:p>
          </table:table-cell>
          <table:table-cell/>
          <table:table-cell office:value-type="string">
            <text:p>removetags</text:p>
          </table:table-cell>
          <table:table-cell office:value-type="string">
            <text:p>truncatewords</text:p>
          </table:table-cell>
          <table:table-cell office:value-type="string">
            <text:p>_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2"/>
          <table:table-cell office:value-type="string">
            <text:p>truncatewordshtml</text:p>
          </table:table-cell>
          <table:table-cell office:value-type="string">
            <text:p>urlizetrunc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11" office:value-type="string">
            <text:p>wordwrap</text:p>
          </table:table-cell>
          <table:table-cell table:style-name="ce14"/>
          <table:table-cell table:style-name="ce11"/>
          <table:table-cell table:style-name="ce14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20:06:3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 Aloy</meta:initial-creator>
    <meta:creation-date>2010-06-10T19:51:10</meta:creation-date>
    <meta:printed-by>Antoni Aloy</meta:printed-by>
    <meta:print-date>2010-06-10T20:05:48</meta:print-date>
    <dc:date>2010-06-10T20:06:33</dc:date>
    <dc:creator>Antoni Aloy</dc:creator>
    <meta:editing-duration>PT00H00M11S</meta:editing-duration>
    <meta:editing-cycles>1</meta:editing-cycles>
    <meta:document-statistic meta:table-count="3" meta:cell-count="128" meta:object-count="0"/>
    <meta:generator>OpenOffice.org/3.2$Unix OpenOffice.org_project/320m12$Build-9483</meta:generator>
  </office:meta>
</office:document-meta>
</file>